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c5000b" draw:textarea-vertical-align="middle"/>
    </style:style>
    <style:style style:name="gr2" style:family="graphic" style:parent-style-name="standard">
      <style:graphic-properties draw:stroke="none" draw:fill-color="#000000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5cm" fo:min-width="13.748cm"/>
    </style:style>
    <style:style style:name="gr4" style:family="graphic" style:parent-style-name="standard">
      <style:graphic-properties draw:stroke="solid" svg:stroke-width="0.05cm" svg:stroke-color="#ff9900" draw:marker-start-width="0.355cm" draw:marker-end-width="0.355cm" draw:fill="none" draw:fill-color="#ffffff" draw:textarea-horizontal-align="left" draw:auto-grow-height="true" draw:auto-grow-width="false" fo:min-height="11.803cm" fo:min-width="0cm" fo:padding-top="0.15cm" fo:padding-bottom="0.15cm" fo:padding-left="0.275cm" fo:padding-right="0.27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4cm" fo:min-width="9.18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38cm" fo:min-width="23.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4cm" fo:min-width="9.8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38cm" fo:min-width="23.28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4cm" fo:min-width="9.0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66cm" fo:min-width="4.03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21.5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4cm" fo:min-width="5.048cm"/>
    </style:style>
    <style:style style:name="gr14" style:family="graphic" style:parent-style-name="standard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44cm" fo:min-width="16.46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5cm" fo:min-width="17.18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103cm" fo:min-width="58.98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5cm" fo:min-width="4.71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45cm" fo:min-width="26.6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02cm" fo:min-width="28.344cm"/>
    </style:style>
    <style:style style:name="pr1" style:family="presentation" style:parent-style-name="기본값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family="'맑은 고딕'" style:font-family-generic="modern" style:font-pitch="variable" fo:font-size="25pt" fo:font-weight="normal" style:font-size-asian="25pt" style:font-weight-asian="normal" style:font-size-complex="25pt" style:font-weight-complex="normal"/>
    </style:style>
    <style:style style:name="P3" style:family="paragraph">
      <style:text-properties fo:font-family="'맑은 고딕'" style:font-family-generic="modern" style:font-pitch="variable" fo:font-size="18pt" fo:font-weight="bold" style:font-family-asian="'맑은 고딕'" style:font-family-generic-asian="modern" style:font-pitch-asian="variable" style:font-size-asian="18pt" style:font-weight-asian="bold" style:font-weight-complex="bold"/>
    </style:style>
    <style:style style:name="P4" style:family="paragraph">
      <style:text-properties fo:font-size="20pt" style:font-size-asian="20pt"/>
    </style:style>
    <style:style style:name="P5" style:family="paragraph">
      <style:text-properties fo:font-family="'맑은 고딕'" style:font-family-generic="modern" style:font-pitch="variable" fo:font-weight="bold" style:font-family-asian="'맑은 고딕'" style:font-family-generic-asian="modern" style:font-pitch-asian="variable" style:font-weight-asian="bold" style:font-weight-complex="bold"/>
    </style:style>
    <style:style style:name="P6" style:family="paragraph">
      <style:text-properties fo:font-family="'맑은 고딕'" style:font-family-generic="modern" style:font-pitch="variable" style:font-family-asian="'맑은 고딕'" style:font-family-generic-asian="modern" style:font-pitch-asian="variable"/>
    </style:style>
    <style:style style:name="P7" style:family="paragraph">
      <style:text-properties style:font-size-asian="18pt"/>
    </style:style>
    <style:style style:name="P8" style:family="paragraph">
      <style:text-properties fo:font-family="'맑은 고딕'" style:font-family-generic="modern" style:font-pitch="variable" fo:font-weight="bold" style:font-family-asian="'맑은 고딕'" style:font-family-generic-asian="modern" style:font-pitch-asian="variable" style:font-size-asian="18pt" style:font-weight-asian="bold" style:font-weight-complex="bold"/>
    </style:style>
    <style:style style:name="P9" style:family="paragraph">
      <style:text-properties fo:font-family="'맑은 고딕'" style:font-family-generic="modern" style:font-pitch="variable" style:font-family-asian="'맑은 고딕'" style:font-family-generic-asian="modern" style:font-pitch-asian="variable" style:font-size-asian="18pt"/>
    </style:style>
    <style:style style:name="P10" style:family="paragraph">
      <style:text-properties fo:font-size="18pt" style:font-size-asian="18pt"/>
    </style:style>
    <style:style style:name="P11" style:family="paragraph">
      <style:text-properties fo:font-family="'맑은 고딕'" style:font-family-generic="modern" style:font-pitch="variable" fo:font-size="18pt" style:font-family-asian="'맑은 고딕'" style:font-family-generic-asian="modern" style:font-pitch-asian="variable" style:font-size-asian="18pt"/>
    </style:style>
    <style:style style:name="P12" style:family="paragraph">
      <style:text-properties fo:font-family="'맑은 고딕'" style:font-family-generic="modern" style:font-pitch="variable" fo:font-size="25pt" fo:font-weight="bold" style:font-family-asian="'맑은 고딕'" style:font-family-generic-asian="modern" style:font-pitch-asian="variable" style:font-size-asian="25pt" style:font-weight-asian="bold" style:font-size-complex="25pt" style:font-weight-complex="bold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family="'맑은 고딕'" style:font-family-generic="modern" style:font-pitch="variable" fo:font-size="18pt" fo:font-weight="bold" style:font-family-asian="'맑은 고딕'" style:font-family-generic-asian="modern" style:font-pitch-asian="variable" style:font-size-asian="18pt" style:font-weight-asian="bold" style:font-size-complex="18pt" style:font-weight-complex="bold"/>
    </style:style>
    <style:style style:name="P15" style:family="paragraph">
      <style:paragraph-properties fo:text-align="start"/>
      <style:text-properties fo:font-family="'맑은 고딕'" style:font-family-generic="modern" style:font-pitch="variable" style:font-family-asian="'맑은 고딕'" style:font-family-generic-asian="modern" style:font-pitch-asian="variable"/>
    </style:style>
    <style:style style:name="T1" style:family="text">
      <style:text-properties fo:font-family="'맑은 고딕'" style:font-family-generic="modern" style:font-pitch="variable" fo:font-size="25pt" fo:font-weight="normal" style:font-size-asian="25pt" style:font-weight-asian="normal" style:font-size-complex="25pt" style:font-weight-complex="normal"/>
    </style:style>
    <style:style style:name="T2" style:family="text">
      <style:text-properties fo:font-family="'맑은 고딕'" style:font-family-generic="modern" style:font-pitch="variable" fo:font-size="18pt" fo:font-weight="bold" style:font-family-asian="'맑은 고딕'" style:font-family-generic-asian="modern" style:font-pitch-asian="variable" style:font-size-asian="18pt" style:font-weight-asian="bold" style:font-weight-complex="bold"/>
    </style:style>
    <style:style style:name="T3" style:family="text">
      <style:text-properties fo:font-family="'맑은 고딕'" style:font-family-generic="modern" style:font-pitch="variable" fo:font-weight="bold" style:font-family-asian="'맑은 고딕'" style:font-family-generic-asian="modern" style:font-pitch-asian="variable" style:font-weight-asian="bold" style:font-weight-complex="bold"/>
    </style:style>
    <style:style style:name="T4" style:family="text">
      <style:text-properties fo:font-family="'맑은 고딕'" style:font-family-generic="modern" style:font-pitch="variable" fo:font-size="20pt" fo:font-weight="bold" style:font-family-asian="'맑은 고딕'" style:font-family-generic-asian="modern" style:font-pitch-asian="variable" style:font-size-asian="20pt" style:font-weight-asian="bold" style:font-size-complex="20pt" style:font-weight-complex="bold"/>
    </style:style>
    <style:style style:name="T5" style:family="text">
      <style:text-properties fo:font-family="'맑은 고딕'" style:font-family-generic="modern" style:font-pitch="variable" style:font-family-asian="'맑은 고딕'" style:font-family-generic-asian="modern" style:font-pitch-asian="variable"/>
    </style:style>
    <style:style style:name="T6" style:family="text">
      <style:text-properties fo:font-family="'맑은 고딕'" style:font-family-generic="modern" style:font-pitch="variable" fo:font-size="16pt" fo:font-weight="normal" style:font-family-asian="'맑은 고딕'" style:font-family-generic-asian="modern" style:font-pitch-asian="variable" style:font-size-asian="16pt" style:font-weight-asian="normal" style:font-size-complex="16pt" style:font-weight-complex="normal"/>
    </style:style>
    <style:style style:name="T7" style:family="text">
      <style:text-properties fo:font-family="'맑은 고딕'" style:font-family-generic="modern" style:font-pitch="variable" fo:font-size="13pt" fo:font-weight="normal" style:font-family-asian="'맑은 고딕'" style:font-family-generic-asian="modern" style:font-pitch-asian="variable" style:font-size-asian="13pt" style:font-weight-asian="normal" style:font-size-complex="13pt" style:font-weight-complex="normal"/>
    </style:style>
    <style:style style:name="T8" style:family="text">
      <style:text-properties fo:font-family="'맑은 고딕'" style:font-family-generic="modern" style:font-pitch="variable" fo:font-weight="normal" style:font-family-asian="'맑은 고딕'" style:font-family-generic-asian="modern" style:font-pitch-asian="variable" style:font-weight-asian="normal" style:font-weight-complex="normal"/>
    </style:style>
    <style:style style:name="T9" style:family="text">
      <style:text-properties fo:font-family="'맑은 고딕'" style:font-family-generic="modern" style:font-pitch="variable" fo:font-size="18pt" fo:font-weight="bold" style:font-family-asian="'맑은 고딕'" style:font-family-generic-asian="modern" style:font-pitch-asian="variable" style:font-size-asian="18pt" style:font-weight-asian="bold" style:font-size-complex="18pt" style:font-weight-complex="bold"/>
    </style:style>
    <style:style style:name="T10" style:family="text">
      <style:text-properties fo:font-family="'맑은 고딕'" style:font-family-generic="modern" style:font-pitch="variable" fo:font-size="15pt" fo:font-weight="bold" style:font-family-asian="'맑은 고딕'" style:font-family-generic-asian="modern" style:font-pitch-asian="variable" style:font-size-asian="15pt" style:font-weight-asian="bold" style:font-size-complex="15pt" style:font-weight-complex="bold"/>
    </style:style>
    <style:style style:name="T11" style:family="text">
      <style:text-properties fo:font-family="'맑은 고딕'" style:font-family-generic="modern" style:font-pitch="variable" fo:font-weight="bold" style:font-family-asian="'맑은 고딕'" style:font-family-generic-asian="modern" style:font-pitch-asian="variable" style:font-size-asian="18pt" style:font-weight-asian="bold" style:font-weight-complex="bold"/>
    </style:style>
    <style:style style:name="T12" style:family="text">
      <style:text-properties fo:font-family="'맑은 고딕'" style:font-family-generic="modern" style:font-pitch="variable" fo:font-size="20pt" fo:font-weight="bold" style:font-family-asian="'맑은 고딕'" style:font-family-generic-asian="modern" style:font-pitch-asian="variable" style:font-size-asian="18pt" style:font-weight-asian="bold" style:font-size-complex="20pt" style:font-weight-complex="bold"/>
    </style:style>
    <style:style style:name="T13" style:family="text">
      <style:text-properties fo:font-family="'맑은 고딕'" style:font-family-generic="modern" style:font-pitch="variable" fo:font-size="25pt" fo:font-weight="bold" style:font-family-asian="'맑은 고딕'" style:font-family-generic-asian="modern" style:font-pitch-asian="variable" style:font-size-asian="25pt" style:font-weight-asian="bold" style:font-size-complex="25pt" style:font-weight-complex="bold"/>
    </style:style>
    <style:style style:name="T14" style:family="text">
      <style:text-properties fo:font-family="'맑은 고딕'" style:font-family-generic="modern" style:font-pitch="variable" fo:font-size="15pt" fo:font-weight="normal" style:font-family-asian="'맑은 고딕'" style:font-family-generic-asian="modern" style:font-pitch-asian="variable" style:font-size-asian="15pt" style:font-weight-asian="normal" style:font-size-complex="15pt" style:font-weight-complex="normal"/>
    </style:style>
    <style:style style:name="T15" style:family="text">
      <style:text-properties fo:font-family="'맑은 고딕'" style:font-family-generic="modern" style:font-pitch="variable" fo:font-size="12pt" fo:font-weight="normal" style:font-family-asian="'맑은 고딕'" style:font-family-generic-asian="modern" style:font-pitch-asian="variable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office:forms form:automatic-focus="false" form:apply-design-mode="false"/>
        <draw:g>
          <draw:rect draw:style-name="gr1" draw:text-style-name="P1" draw:layer="layout" svg:width="28cm" svg:height="3.2cm" svg:x="0cm" svg:y="0cm">
            <text:p/>
          </draw:rect>
          <draw:rect draw:style-name="gr1" draw:text-style-name="P1" draw:layer="layout" svg:width="28cm" svg:height="1.8cm" svg:x="0cm" svg:y="19.2cm">
            <text:p/>
          </draw:rect>
          <draw:rect draw:style-name="gr2" draw:text-style-name="P1" draw:layer="layout" svg:width="28cm" svg:height="0.8cm" svg:x="0cm" svg:y="20.2cm">
            <text:p/>
          </draw:rect>
        </draw:g>
        <draw:frame draw:style-name="gr3" draw:text-style-name="P2" draw:layer="layout" svg:width="14.248cm" svg:height="1.415cm" svg:x="0.428cm" svg:y="1.385cm">
          <draw:text-box>
            <text:p><text:span text:style-name="T1">Project001 Movie &amp; Music</text:span></text:p>
          </draw:text-box>
        </draw:frame>
        <draw:frame draw:style-name="gr4" draw:text-style-name="P3" draw:layer="layout" svg:width="26.2cm" svg:height="12.103cm" svg:x="1cm" svg:y="3.8cm">
          <draw:text-box>
            <text:list text:style-name="L1">
              <text:list-item>
                <text:p><text:span text:style-name="T2">주제 </text:span><text:span text:style-name="T2">: </text:span><text:span text:style-name="T2">음악 </text:span><text:span text:style-name="T2">/ </text:span><text:span text:style-name="T2">영화 추천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">[</text:span><text:span text:style-name="T2">웹 앱 기반</text:span><text:span text:style-name="T2">]</text:span><text:span text:style-name="T2"><text:line-break/></text:span><text:span text:style-name="T2"> 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기간 <text:s/></text:span><text:span text:style-name="T2">4</text:span><text:span text:style-name="T2">월 </text:span><text:span text:style-name="T2">25</text:span><text:span text:style-name="T2">일 </text:span><text:span text:style-name="T2">~ 5</text:span><text:span text:style-name="T2">월 </text:span><text:span text:style-name="T2">9</text:span><text:span text:style-name="T2">일</text:span><text:span text:style-name="T2"><text:line-break/></text:span><text:span text:style-name="T2">주제 선정 </text:span><text:span text:style-name="T2">: 4</text:span><text:span text:style-name="T2">월 </text:span><text:span text:style-name="T2">25-26</text:span><text:span text:style-name="T2">일 <text:s/></text:span></text:p>
                <text:p><text:span text:style-name="T2">요구 사항 선정 및 추합 </text:span><text:span text:style-name="T2">: ~ 4</text:span><text:span text:style-name="T2">월 </text:span><text:span text:style-name="T2">26</text:span><text:span text:style-name="T2">일 </text:span><text:span text:style-name="T2"><text:line-break/></text:span><text:span text:style-name="T2">기능 정의 </text:span><text:span text:style-name="T2">: ~ 4</text:span><text:span text:style-name="T2">월 </text:span><text:span text:style-name="T2">26</text:span><text:span text:style-name="T2">일</text:span><text:span text:style-name="T2"><text:line-break/></text:span><text:span text:style-name="T2">화면</text:span><text:span text:style-name="T2">(UI) </text:span><text:span text:style-name="T2">설계 </text:span><text:span text:style-name="T2">: ~ 4</text:span><text:span text:style-name="T2">월 </text:span><text:span text:style-name="T2">28</text:span><text:span text:style-name="T2">일</text:span><text:span text:style-name="T2"><text:line-break/></text:span><text:span text:style-name="T2">기능 구현 </text:span><text:span text:style-name="T2">&amp; </text:span><text:span text:style-name="T2">화면 구현 </text:span><text:span text:style-name="T2">: ~5</text:span><text:span text:style-name="T2">월 </text:span><text:span text:style-name="T2">5</text:span><text:span text:style-name="T2">일</text:span></text:p>
                <text:p><text:span text:style-name="T2"/></text:p>
              </text:list-item>
              <text:list-item>
                <text:p><text:span text:style-name="T2">사용 툴 </text:span><text:span text:style-name="T2">: VS code</text:span></text:p>
                <text:p><text:span text:style-name="T2"/></text:p>
              </text:list-item>
              <text:list-item>
                <text:p><text:span text:style-name="T2">사용 언어 </text:span><text:span text:style-name="T2">: javascript , git, gitHub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0">
        <office:forms form:automatic-focus="false" form:apply-design-mode="false"/>
        <draw:g>
          <draw:rect draw:style-name="gr1" draw:text-style-name="P1" draw:layer="layout" svg:width="28cm" svg:height="3.2cm" svg:x="0cm" svg:y="0cm">
            <text:p/>
          </draw:rect>
          <draw:rect draw:style-name="gr1" draw:text-style-name="P1" draw:layer="layout" svg:width="28cm" svg:height="1.8cm" svg:x="0cm" svg:y="19.2cm">
            <text:p/>
          </draw:rect>
          <draw:rect draw:style-name="gr2" draw:text-style-name="P1" draw:layer="layout" svg:width="28cm" svg:height="0.8cm" svg:x="0cm" svg:y="20.2cm">
            <text:p/>
          </draw:rect>
        </draw:g>
        <draw:frame draw:style-name="gr6" draw:text-style-name="P5" draw:layer="layout" svg:width="9.688cm" svg:height="1.094cm" svg:x="0.712cm" svg:y="1.506cm">
          <draw:text-box>
            <text:p><text:span text:style-name="T3">Movies &amp; Music </text:span><text:span text:style-name="T3">요구사항 선정</text:span></text:p>
          </draw:text-box>
        </draw:frame>
        <draw:frame draw:style-name="gr7" draw:text-style-name="P6" draw:layer="layout" svg:width="23.51cm" svg:height="7.088cm" svg:x="1.2cm" svg:y="4.2cm">
          <draw:text-box>
            <text:p><text:span text:style-name="T4">요구사항</text:span></text:p>
            <text:p><text:span text:style-name="T5"/></text:p>
            <text:p><text:span text:style-name="T5">1. </text:span><text:span text:style-name="T5">웹 기반 앱을 구현 </text:span></text:p>
            <text:p><text:span text:style-name="T5">2. VS code, Javascript</text:span><text:span text:style-name="T5">를 이용</text:span></text:p>
            <text:p><text:span text:style-name="T5">3. </text:span><text:span text:style-name="T5">음악</text:span><text:span text:style-name="T5">, </text:span><text:span text:style-name="T5">영화를 검색할 수 있고 사용자가 입력한 음악이나 영화와 유사한 내용을 </text:span></text:p>
            <text:p><text:span text:style-name="T5"><text:s text:c="3"/></text:span><text:span text:style-name="T5">검색</text:span><text:span text:style-name="T5">&amp;</text:span><text:span text:style-name="T5">출력해줄 수 있는 웹 앱 구현 목표 </text:span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0">
        <office:forms form:automatic-focus="false" form:apply-design-mode="false"/>
        <draw:g>
          <draw:rect draw:style-name="gr1" draw:text-style-name="P1" draw:layer="layout" svg:width="28cm" svg:height="3.2cm" svg:x="0cm" svg:y="0cm">
            <text:p/>
          </draw:rect>
          <draw:rect draw:style-name="gr1" draw:text-style-name="P1" draw:layer="layout" svg:width="28cm" svg:height="1.8cm" svg:x="0cm" svg:y="19.2cm">
            <text:p/>
          </draw:rect>
          <draw:rect draw:style-name="gr2" draw:text-style-name="P1" draw:layer="layout" svg:width="28cm" svg:height="0.8cm" svg:x="0cm" svg:y="20.2cm">
            <text:p/>
          </draw:rect>
        </draw:g>
        <draw:frame draw:style-name="gr8" draw:text-style-name="P5" draw:layer="layout" svg:width="10.37cm" svg:height="1.094cm" svg:x="0.712cm" svg:y="1.506cm">
          <draw:text-box>
            <text:p><text:span text:style-name="T3">Movies &amp; Music </text:span><text:span text:style-name="T3">구현 </text:span><text:span text:style-name="T3">(</text:span><text:span text:style-name="T3">예정</text:span><text:span text:style-name="T3">) </text:span><text:span text:style-name="T3">기능</text:span></text:p>
          </draw:text-box>
        </draw:frame>
        <draw:frame draw:style-name="gr9" draw:text-style-name="P6" draw:layer="layout" svg:width="23.781cm" svg:height="7.088cm" svg:x="1.2cm" svg:y="4.2cm">
          <draw:text-box>
            <text:p><text:span text:style-name="T4">구현 기능</text:span><text:span text:style-name="T4">(</text:span><text:span text:style-name="T4">음악 </text:span><text:span text:style-name="T4">part)</text:span></text:p>
            <text:p><text:span text:style-name="T5"/></text:p>
            <text:p><text:span text:style-name="T5">1. </text:span><text:span text:style-name="T5">음악 검색 기능</text:span></text:p>
            <text:p><text:span text:style-name="T5"/></text:p>
            <text:p><text:span text:style-name="T5">2. </text:span><text:span text:style-name="T5">사용자가 예시로 입력한 항목과 유사한 음악을 검색하고 출력해줄 수 있는 기능</text:span></text:p>
            <text:p><text:span text:style-name="T5"/></text:p>
            <text:p><text:span text:style-name="T5">3. </text:span><text:span text:style-name="T5">검색 된 내용을 링크로 만들어 사용자가 손쉽게 접근할 수 있는 기능</text:span></text:p>
            <text:p><text:span text:style-name="T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0">
        <office:forms form:automatic-focus="false" form:apply-design-mode="false"/>
        <draw:g>
          <draw:rect draw:style-name="gr1" draw:text-style-name="P1" draw:layer="layout" svg:width="28cm" svg:height="3.2cm" svg:x="0cm" svg:y="0cm">
            <text:p/>
          </draw:rect>
          <draw:rect draw:style-name="gr1" draw:text-style-name="P1" draw:layer="layout" svg:width="28cm" svg:height="1.8cm" svg:x="0cm" svg:y="19.2cm">
            <text:p/>
          </draw:rect>
          <draw:rect draw:style-name="gr2" draw:text-style-name="P1" draw:layer="layout" svg:width="28cm" svg:height="0.8cm" svg:x="0cm" svg:y="20.2cm">
            <text:p/>
          </draw:rect>
        </draw:g>
        <draw:frame draw:style-name="gr8" draw:text-style-name="P8" draw:layer="layout" svg:width="10.37cm" svg:height="1.094cm" svg:x="0.712cm" svg:y="1.506cm">
          <draw:text-box>
            <text:p text:style-name="P7"><text:span text:style-name="T3">Movies &amp; Music </text:span><text:span text:style-name="T3">구현 </text:span><text:span text:style-name="T3">(</text:span><text:span text:style-name="T3">예정</text:span><text:span text:style-name="T3">) </text:span><text:span text:style-name="T3">기능</text:span></text:p>
          </draw:text-box>
        </draw:frame>
        <draw:frame draw:style-name="gr9" draw:text-style-name="P9" draw:layer="layout" svg:width="48.102cm" svg:height="19.639cm" svg:x="1.2cm" svg:y="4.2cm">
          <draw:text-box>
            <text:p text:style-name="P7"><text:span text:style-name="T4">구현 기능</text:span><text:span text:style-name="T4">(</text:span><text:span text:style-name="T4">영화 </text:span><text:span text:style-name="T4">part)</text:span></text:p>
            <text:p text:style-name="P7"><text:span text:style-name="T5"/></text:p>
            <text:p text:style-name="P7"><text:span text:style-name="T5">1. </text:span><text:span text:style-name="T5">영화 검색 기능</text:span></text:p>
            <text:p text:style-name="P7"><text:span text:style-name="T5"/></text:p>
            <text:p text:style-name="P7"><text:span text:style-name="T5">2. </text:span><text:span text:style-name="T5">사용자가 예시로 입력한 항목과 유사한 영화를 검색하고 출력해줄 수 있는 기능</text:span></text:p>
            <text:p text:style-name="P7"><text:span text:style-name="T5"/></text:p>
            <text:p text:style-name="P7"><text:span text:style-name="T5">3. </text:span><text:span text:style-name="T5">검색 된 내용을 링크로 만들어 사용자가 손쉽게 접근할 수 있는 기능</text:span></text:p>
            <text:p text:style-name="P7"><text:span text:style-name="T5"/></text:p>
            <text:p text:style-name="P7"><text:span text:style-name="T6">(4. </text:span><text:span text:style-name="T6">유사하게 개발되면 좋은 부분 </text:span><text:span text:style-name="T6">=&gt; </text:span><text:span text:style-name="T6">페이지 슬라이드를 이용하여 페이지에서 어떤</text:span></text:p>
            <text:p text:style-name="P7"><text:span text:style-name="T6">결과를 처리하면 페이지가 오른쪽에서 왼쪽으로 슬라이드 되도록 구현</text:span><text:span text:style-name="T6">)</text:span></text:p>
            <text:p text:style-name="P7"><text:span text:style-name="T6"/></text:p>
            <text:p text:style-name="P7"><text:span text:style-name="T6"/></text:p>
            <text:p text:style-name="P7"><text:span text:style-name="T6">검색 키워드 모음 </text:span><text:span text:style-name="T6">=&gt;</text:span><text:span text:style-name="T6"><text:line-break/></text:span><text:span text:style-name="T6"><text:line-break/></text:span><text:span text:style-name="T7">1. </text:span><text:span text:style-name="T7">비슷한 검색어 추천 </text:span><text:span text:style-name="T7">api</text:span></text:p>
            <text:p text:style-name="P7"><text:span text:style-name="T7"><text:tab/></text:span><text:span text:style-name="T7"><text:tab/></text:span><text:span text:style-name="T7">자바 스크립트 </text:span><text:span text:style-name="T7">Ajax</text:span><text:span text:style-name="T7">를 이용한 오픈 </text:span><text:span text:style-name="T7">API </text:span><text:span text:style-name="T7">활용</text:span></text:p>
            <text:p text:style-name="P7"><text:span text:style-name="T7"><text:a xlink:href="https://kutar37.tistory.com/entry/자바스크립트-Ajax를-이용한-오픈API-활용">https://kutar37.tistory.com/entry/%EC%9E%90%EB%B0%94%EC%8A%A4%ED%81%AC%EB%A6%BD%ED%8A%B8-Ajax%EB%A5%BC-%EC%9D%B4%EC%9A%A9%ED%95%9C-%EC%98%A4%ED%94%88API-%ED%99%9C%EC%9A%A9</text:a></text:span></text:p>
            <text:p text:style-name="P7"><text:span text:style-name="T7"><text:tab/></text:span><text:span text:style-name="T7"><text:tab/></text:span><text:span text:style-name="T7">Movie Database API</text:span><text:span text:style-name="T7">를 통한 영화 데이터 가져오기</text:span></text:p>
            <text:p text:style-name="P7"><text:span text:style-name="T7"><text:a xlink:href="https://m.blog.naver.com/PostView.nhn?blogId=joon874&amp;logNo=221480227202&amp;categoryNo=&amp;currentPage=&amp;sortType=&amp;isFromSearch=true&amp;proxyReferer=https:%2F%2Fwww.google.com%2F">https://m.blog.naver.com/PostView.nhn?blogId=joon874&amp;logNo=221480227202&amp;categoryNo=&amp;currentPage=&amp;sortType=&amp;isFromSearch=true&amp;proxyReferer=https:%2F%2Fwww.google.com%2F</text:a></text:span></text:p>
            <text:p text:style-name="P7"><text:span text:style-name="T7"/></text:p>
            <text:p text:style-name="P7"><text:span text:style-name="T7"/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0">
        <office:forms form:automatic-focus="false" form:apply-design-mode="false"/>
        <draw:g>
          <draw:rect draw:style-name="gr1" draw:text-style-name="P1" draw:layer="layout" svg:width="28cm" svg:height="3.2cm" svg:x="0cm" svg:y="0cm">
            <text:p/>
          </draw:rect>
          <draw:rect draw:style-name="gr1" draw:text-style-name="P1" draw:layer="layout" svg:width="28cm" svg:height="1.8cm" svg:x="0cm" svg:y="19.2cm">
            <text:p/>
          </draw:rect>
          <draw:rect draw:style-name="gr2" draw:text-style-name="P1" draw:layer="layout" svg:width="28cm" svg:height="0.8cm" svg:x="0cm" svg:y="20.2cm">
            <text:p/>
          </draw:rect>
        </draw:g>
        <draw:frame draw:style-name="gr8" draw:text-style-name="P8" draw:layer="layout" svg:width="10.37cm" svg:height="1.094cm" svg:x="0.712cm" svg:y="1.506cm">
          <draw:text-box>
            <text:p text:style-name="P7"><text:span text:style-name="T3">Movies &amp; Music </text:span><text:span text:style-name="T3">구현 </text:span><text:span text:style-name="T3">(</text:span><text:span text:style-name="T3">예정</text:span><text:span text:style-name="T3">) </text:span><text:span text:style-name="T3">기능</text:span></text:p>
          </draw:text-box>
        </draw:frame>
        <draw:frame draw:style-name="gr9" draw:text-style-name="P11" draw:layer="layout" svg:width="84.5cm" svg:height="9.276cm" svg:x="1.2cm" svg:y="4.2cm">
          <draw:text-box>
            <text:p text:style-name="P10"><text:span text:style-name="T9">검색 키워드</text:span></text:p>
            <text:p text:style-name="P10"><text:span text:style-name="T4"/></text:p>
            <text:p text:style-name="P10"><text:span text:style-name="T10">영화 추천 </text:span><text:span text:style-name="T10">api</text:span></text:p>
            <text:p text:style-name="P10"><text:span text:style-name="T10"><text:a xlink:href="https://www.google.com/search?sxsrf=ALeKk00ZwMgC80hRnjUiZJ-e14cdR-AUmA%3A1588415686271&amp;ei=xkytXoqVEK-Zr7wPgdq_oA0&amp;q=영화+추천+api&amp;oq=영화+추천+api&amp;gs_lcp=CgZwc3ktYWIQAzICCAA6BAgjECc6BAgAEAo6CAgAEAoQQxAqOgcIABCDARBDOgQIABBDOgUIABCDAToHCCMQ6gIQJzoHCAAQFBCHAjoECAAQDVDKGViXZWDuaWgHcAB4AoABkwKIAZgSkgEGOC4xMS4xmAEAoAEBqgEHZ3dzLXdperABCg&amp;sclient=psy-ab&amp;ved=0ahUKEwiKkPHF_ZTpAhWvzIsBHQHtD9QQ4dUDCAw&amp;uact=5">https://www.google.com/search?sxsrf=ALeKk00ZwMgC80hRnjUiZJ-e14cdR-AUmA%3A1588415686271&amp;ei=xkytXoqVEK-Zr7wPgdq_oA0&amp;q=%EC%98%81%ED%99%94+%EC%B6%94%EC%B2%9C+api&amp;oq=%EC%98%81%ED%99%94+%EC%B6%94%EC%B2%9C+api&amp;gs_lcp=CgZwc3ktYWIQAzICCAA6BAgjECc6BAgAEAo6CAgAEAoQQxAqOgcIABCDARBDOgQIABBDOgUIABCDAToHCCMQ6gIQJzoHCAAQFBCHAjoECAAQDVDKGViXZWDuaWgHcAB4AoABkwKIAZgSkgEGOC4xMS4xmAEAoAEBqgEHZ3dzLXdperABCg&amp;sclient=psy-ab&amp;ved=0ahUKEwiKkPHF_ZTpAhWvzIsBHQHtD9QQ4dUDCAw&amp;uact=5</text:a></text:span></text:p>
            <text:p text:style-name="P10"><text:span text:style-name="T10"/></text:p>
            <text:p text:style-name="P10"><text:span text:style-name="T10">다음 영화 콘텐츠 </text:span><text:span text:style-name="T10">API</text:span></text:p>
            <text:p text:style-name="P10"><text:span text:style-name="T10"><text:a xlink:href="http://chongmoa.com/apidev/5274">http://chongmoa.com/apidev/5274</text:a></text:span></text:p>
            <text:p text:style-name="P10"><text:span text:style-name="T10"/></text:p>
            <text:p text:style-name="P10"><text:span text:style-name="T10"/></text:p>
            <text:p text:style-name="P10"><text:span text:style-name="T6"/></text:p>
            <text:p text:style-name="P10"><text:span text:style-name="T6"/></text:p>
            <text:p text:style-name="P10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0">
        <office:forms form:automatic-focus="false" form:apply-design-mode="false"/>
        <draw:g>
          <draw:rect draw:style-name="gr1" draw:text-style-name="P1" draw:layer="layout" svg:width="28cm" svg:height="3.2cm" svg:x="0cm" svg:y="0cm">
            <text:p/>
          </draw:rect>
          <draw:rect draw:style-name="gr1" draw:text-style-name="P1" draw:layer="layout" svg:width="28cm" svg:height="1.8cm" svg:x="0cm" svg:y="19.2cm">
            <text:p/>
          </draw:rect>
          <draw:rect draw:style-name="gr2" draw:text-style-name="P1" draw:layer="layout" svg:width="28cm" svg:height="0.8cm" svg:x="0cm" svg:y="20.2cm">
            <text:p/>
          </draw:rect>
        </draw:g>
        <draw:frame draw:style-name="gr10" draw:text-style-name="P5" draw:layer="layout" svg:width="9.54cm" svg:height="1.094cm" svg:x="0.712cm" svg:y="1.506cm">
          <draw:text-box>
            <text:p><text:span text:style-name="T3">Movies &amp; Music </text:span><text:span text:style-name="T11">화면</text:span><text:span text:style-name="T11">(UI) </text:span><text:span text:style-name="T11">설계</text:span></text:p>
          </draw:text-box>
        </draw:frame>
        <draw:frame draw:style-name="gr11" draw:text-style-name="P6" draw:layer="layout" svg:width="4.536cm" svg:height="3.716cm" svg:x="1.2cm" svg:y="4.2cm">
          <draw:text-box>
            <text:p><text:span text:style-name="T12">화면</text:span><text:span text:style-name="T12">(UI) </text:span><text:span text:style-name="T12">설계</text:span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12" draw:layer="layout" svg:width="22.05cm" svg:height="1.707cm" svg:x="2.05cm" svg:y="7.2cm">
          <draw:text-box>
            <text:p><text:a xlink:href="https://ovenapp.io/project/uNh6gaQ1aYGijiyAfu1teDLy3XJCHfzV#5K24a">https://ovenapp.io/project/uNh6gaQ1aYGijiyAfu1teDLy3XJCHfzV#5K24a</text:a></text:p>
            <text:p/>
          </draw:text-box>
        </draw:frame>
        <draw:frame draw:style-name="gr13" draw:text-style-name="P5" draw:layer="layout" svg:width="5.548cm" svg:height="1.094cm" svg:x="1.952cm" svg:y="5.806cm">
          <draw:text-box>
            <text:p><text:span text:style-name="T3">카카오 오븐 </text:span><text:span text:style-name="T3">url : </text:span></text:p>
          </draw:text-box>
        </draw:frame>
        <draw:rect draw:style-name="gr14" draw:text-style-name="P1" draw:layer="layout" svg:width="22.2cm" svg:height="2.694cm" svg:x="2.1cm" svg:y="5.706cm">
          <text:p/>
        </draw:rect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1T0">
        <office:forms form:automatic-focus="false" form:apply-design-mode="false"/>
        <draw:g>
          <draw:rect draw:style-name="gr1" draw:text-style-name="P1" draw:layer="layout" svg:width="28cm" svg:height="3.2cm" svg:x="0cm" svg:y="0cm">
            <text:p/>
          </draw:rect>
          <draw:rect draw:style-name="gr1" draw:text-style-name="P1" draw:layer="layout" svg:width="28cm" svg:height="1.8cm" svg:x="0cm" svg:y="19.2cm">
            <text:p/>
          </draw:rect>
          <draw:rect draw:style-name="gr2" draw:text-style-name="P1" draw:layer="layout" svg:width="28cm" svg:height="0.8cm" svg:x="0cm" svg:y="20.2cm">
            <text:p/>
          </draw:rect>
        </draw:g>
        <draw:frame draw:style-name="gr10" draw:text-style-name="P5" draw:layer="layout" svg:width="9.54cm" svg:height="1.094cm" svg:x="1.2cm" svg:y="1.2cm">
          <draw:text-box>
            <text:p><text:span text:style-name="T3">구현 계획</text:span></text:p>
          </draw:text-box>
        </draw:frame>
        <draw:frame draw:style-name="gr15" draw:text-style-name="P5" draw:layer="layout" svg:width="16.965cm" svg:height="6.994cm" svg:x="1.6cm" svg:y="5cm">
          <draw:text-box>
            <text:p><text:span text:style-name="T3">1. </text:span><text:span text:style-name="T3">생활코딩</text:span><text:span text:style-name="T3">, </text:span><text:span text:style-name="T3">노마드 코더 등 </text:span><text:span text:style-name="T3">Javascript</text:span><text:span text:style-name="T3">와 </text:span><text:span text:style-name="T3">react</text:span><text:span text:style-name="T3">의 기본을 </text:span><text:span text:style-name="T3"><text:line-break/></text:span><text:span text:style-name="T3"> <text:s text:c="3"/>다질 수 있는 사이트를 선 학습 후 실습</text:span><text:span text:style-name="T3"><text:line-break/></text:span><text:span text:style-name="T3"><text:line-break/></text:span><text:span text:style-name="T3">2. </text:span><text:span text:style-name="T3">구현에 도움이 되는 사이트를 참조하여 진행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>
        <office:forms form:automatic-focus="false" form:apply-design-mode="false"/>
        <draw:g>
          <draw:rect draw:style-name="gr1" draw:text-style-name="P1" draw:layer="layout" svg:width="28cm" svg:height="3.2cm" svg:x="0cm" svg:y="0cm">
            <text:p/>
          </draw:rect>
          <draw:rect draw:style-name="gr1" draw:text-style-name="P1" draw:layer="layout" svg:width="28cm" svg:height="1.8cm" svg:x="0cm" svg:y="19.2cm">
            <text:p/>
          </draw:rect>
          <draw:rect draw:style-name="gr2" draw:text-style-name="P1" draw:layer="layout" svg:width="28cm" svg:height="0.8cm" svg:x="0cm" svg:y="20.2cm">
            <text:p/>
          </draw:rect>
        </draw:g>
        <draw:frame draw:style-name="gr16" draw:text-style-name="P12" draw:layer="layout" svg:width="17.688cm" svg:height="1.415cm" svg:x="1.111cm" svg:y="1.221cm">
          <draw:text-box>
            <text:p><text:span text:style-name="T13">담당 부분</text:span><text:span text:style-name="T13">(</text:span><text:span text:style-name="T4">Search Music</text:span><text:span text:style-name="T13">) </text:span><text:span text:style-name="T13">개발 시 참고 사이트</text:span></text:p>
          </draw:text-box>
        </draw:frame>
        <draw:frame draw:style-name="gr17" draw:text-style-name="P14" draw:layer="layout" svg:width="59.481cm" svg:height="11.353cm" svg:x="0.4cm" svg:y="4.1cm">
          <draw:text-box>
            <text:p text:style-name="P13"><text:span text:style-name="T9">유튜브 </text:span><text:span text:style-name="T9">API </text:span><text:span text:style-name="T9">음악 플레이리스트</text:span><text:span text:style-name="T9">(PlayList) </text:span><text:span text:style-name="T9">만들기</text:span></text:p>
            <text:p text:style-name="P13"><text:span text:style-name="T9"/></text:p>
            <text:p text:style-name="P13"><text:span text:style-name="T9"><text:a xlink:href="https://jdh5202.tistory.com/450">https://jdh5202.tistory.com/450</text:a></text:span></text:p>
            <text:p text:style-name="P13"><text:span text:style-name="T9"/></text:p>
            <text:p text:style-name="P13"><text:span text:style-name="T9">Youtube API</text:span></text:p>
            <text:p text:style-name="P13"><text:span text:style-name="T9"><text:a xlink:href="https://developers.google.com/youtube/v3/code_samples/javascript?hl=ko">https://developers.google.com/youtube/v3/code_samples/javascript?hl=ko</text:a></text:span></text:p>
            <text:p text:style-name="P13"><text:span text:style-name="T9"/></text:p>
            <text:p text:style-name="P13"><text:span text:style-name="T9">Google Search API</text:span></text:p>
            <text:p text:style-name="P13"><text:span text:style-name="T9"><text:a xlink:href="https://dol2156.tistory.com/392">https://dol2156.tistory.com/392</text:a></text:span></text:p>
            <text:p text:style-name="P13"><text:span text:style-name="T9"/></text:p>
            <text:p text:style-name="P13"><text:span text:style-name="T9">음악 </text:span><text:span text:style-name="T9">API Search keyWord</text:span></text:p>
            <text:p text:style-name="P13"><text:span text:style-name="T14">음악 </text:span><text:span text:style-name="T14">API </text:span><text:span text:style-name="T14">제목 분류 </text:span></text:p>
            <text:p text:style-name="P13"><text:span text:style-name="T15"><text:a xlink:href="https://www.google.com/search?q=음악+API+제목+분류&amp;rlz=1C1MSIM_enKR860KR860&amp;oq=음악+API+제목+분류&amp;aqs=chrome..69i57.6959j0j4&amp;sourceid=chrome&amp;ie=UTF-8">https://www.google.com/search?q=%EC%9D%8C%EC%95%85+API+%EC%A0%9C%EB%AA%A9+%EB%B6%84%EB%A5%98&amp;rlz=1C1MSIM_enKR860KR860&amp;oq=%EC%9D%8C%EC%95%85+API+%EC%A0%9C%EB%AA%A9+%EB%B6%84%EB%A5%98&amp;aqs=chrome..69i57.6959j0j4&amp;sourceid=chrome&amp;ie=UTF-8</text:a></text:span></text:p>
            <text:p text:style-name="P13"><text:span text:style-name="T1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>
        <office:forms form:automatic-focus="false" form:apply-design-mode="false"/>
        <draw:g>
          <draw:rect draw:style-name="gr1" draw:text-style-name="P1" draw:layer="layout" svg:width="28cm" svg:height="3.2cm" svg:x="0cm" svg:y="0cm">
            <text:p/>
          </draw:rect>
          <draw:rect draw:style-name="gr1" draw:text-style-name="P1" draw:layer="layout" svg:width="28cm" svg:height="1.8cm" svg:x="0cm" svg:y="19.2cm">
            <text:p/>
          </draw:rect>
          <draw:rect draw:style-name="gr2" draw:text-style-name="P1" draw:layer="layout" svg:width="28cm" svg:height="0.8cm" svg:x="0cm" svg:y="20.2cm">
            <text:p/>
          </draw:rect>
        </draw:g>
        <draw:frame draw:style-name="gr18" draw:text-style-name="P12" draw:layer="layout" svg:width="5.214cm" svg:height="1.415cm" svg:x="1.111cm" svg:y="1.221cm">
          <draw:text-box>
            <text:p><text:span text:style-name="T13">참고 사이트</text:span></text:p>
          </draw:text-box>
        </draw:frame>
        <draw:frame draw:style-name="gr19" draw:text-style-name="P14" draw:layer="layout" svg:width="27.18cm" svg:height="6.995cm" svg:x="0.4cm" svg:y="4.1cm">
          <draw:text-box>
            <text:p text:style-name="P13"><text:span text:style-name="T9">앱 개발에 대한 전반적 정리 </text:span><text:span text:style-name="T9">: </text:span><text:span text:style-name="T9"><text:a xlink:href="https://m.blog.naver.com/pyj721aa/221318387699">https://m.blog.naver.com/pyj721aa/221318387699</text:a></text:span></text:p>
            <text:p text:style-name="P13"><text:span text:style-name="T9"/></text:p>
            <text:p text:style-name="P13"><text:span text:style-name="T9">아이디어가 고갈 된 당신을 위한 </text:span><text:span text:style-name="T9">: </text:span><text:span text:style-name="T9"><text:a xlink:href="https://media.fastcampus.co.kr/knowledge/dev/1stapp/">https://media.fastcampus.co.kr/knowledge/dev/1stapp/</text:a></text:span></text:p>
            <text:p text:style-name="P13"><text:span text:style-name="T9"/></text:p>
            <text:p text:style-name="P13"><text:span text:style-name="T9">생활코딩 </text:span><text:span text:style-name="T9">React.js</text:span><text:span text:style-name="T9">로 웹 앱 만들기 </text:span><text:span text:style-name="T9">:</text:span></text:p>
            <text:p text:style-name="P13"><text:span text:style-name="T9"><text:a xlink:href="https://www.youtube.com/watch?v=mJ64l_iONqw">https://www.youtube.com/watch?v=mJ64l_iONqw</text:a></text:span></text:p>
            <text:p text:style-name="P13"><text:span text:style-name="T9"/></text:p>
            <text:p text:style-name="P13"><text:span text:style-name="T9"/></text:p>
          </draw:text-box>
        </draw:frame>
        <draw:frame draw:style-name="gr20" draw:text-style-name="P15" draw:layer="layout" svg:width="28.844cm" svg:height="6.152cm" svg:x="0.49cm" svg:y="9.8cm">
          <draw:text-box>
            <text:p text:style-name="P13"><text:span text:style-name="T3">내가 </text:span><text:span text:style-name="T3">Jquery </text:span><text:span text:style-name="T3">가 아닌 </text:span><text:span text:style-name="T3">React</text:span><text:span text:style-name="T3">를 배워야 하는 이유</text:span></text:p>
            <text:p text:style-name="P13"><text:span text:style-name="T5"><text:a xlink:href="https://blog.kesuskim.com/2016/10/learning-js-in-2016/">https://blog.kesuskim.com/2016/10/learning-js-in-2016/</text:a></text:span></text:p>
            <text:p text:style-name="P13"><text:span text:style-name="T5"/></text:p>
            <text:p text:style-name="P13"><text:span text:style-name="T5"/></text:p>
            <text:p text:style-name="P13"><text:span text:style-name="T3">아이디어 뱅크</text:span></text:p>
            <text:p text:style-name="P13"><text:span text:style-name="T5"><text:a xlink:href="https://www.codementor.io/@npostolovski/40-side-project-ideas-for-software-engineers-g8xckyxef">https://www.codementor.io/@npostolovski/40-side-project-ideas-for-software-engineers-g8xckyxef</text:a></text:span></text:p>
            <text:p text:style-name="P13"><text:span text:style-name="T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cm" fo:margin-bottom="0.4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cm" fo:margin-bottom="0.3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cm" fo:margin-bottom="0.2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숫자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기본값" style:page-layout-name="PM1" draw:style-name="Mdp1">
      <office:forms form:automatic-focus="false" form:apply-design-mode="false"/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ser </meta:initial-creator>
    <meta:creation-date>2020-04-28T20:54:56.04</meta:creation-date>
    <meta:editing-duration>PT5H54M26S</meta:editing-duration>
    <meta:editing-cycles>14</meta:editing-cycles>
    <dc:date>2020-05-02T21:04:33.34</dc:date>
    <dc:creator>user </dc:creator>
    <meta:generator>OpenOffice/4.1.7$Win32 OpenOffice.org_project/417m1$Build-9800</meta:generator>
    <meta:document-statistic meta:object-count="97"/>
  </office:meta>
</office:document-meta>
</file>